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ejaVu Sans Mono" svg:font-family="'DejaVu Sans Mono'" style:font-family-generic="modern"/>
    <style:font-face style:name="Arial Black" svg:font-family="'Arial Black'" style:font-family-generic="roman"/>
    <style:font-face style:name="Arial1" svg:font-family="Arial" style:font-family-generic="swiss"/>
    <style:font-face style:name="DejaVu Sans" svg:font-family="'DejaVu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color="#dc2300"/>
    </style:style>
    <style:style style:name="P4" style:family="paragraph" style:parent-style-name="Standard">
      <style:text-properties fo:font-size="8pt" style:font-size-asian="8pt" style:font-size-complex="8pt"/>
    </style:style>
    <style:style style:name="P5" style:family="paragraph" style:parent-style-name="Standard">
      <style:paragraph-properties fo:text-align="start" style:justify-single-word="false"/>
    </style:style>
    <style:style style:name="P6"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7" style:family="paragraph" style:parent-style-name="Standard">
      <style:paragraph-properties fo:break-before="page"/>
    </style:style>
    <style:style style:name="P8" style:family="paragraph" style:parent-style-name="Text_20_body" style:list-style-name="WW8Num3">
      <style:paragraph-properties fo:margin-left="0.4909in" fo:margin-right="0in" fo:text-indent="-0.1965in" style:auto-text-indent="false">
        <style:tab-stops>
          <style:tab-stop style:position="0in"/>
        </style:tab-stops>
      </style:paragraph-properties>
    </style:style>
    <style:style style:name="P9" style:family="paragraph" style:parent-style-name="Text_20_body" style:list-style-name="WW8Num4">
      <style:paragraph-properties fo:margin-left="0.4909in" fo:margin-right="0in" fo:text-indent="-0.1965in" style:auto-text-indent="false">
        <style:tab-stops>
          <style:tab-stop style:position="0in"/>
        </style:tab-stops>
      </style:paragraph-properties>
    </style:style>
    <style:style style:name="P10" style:family="paragraph" style:parent-style-name="Text_20_body" style:list-style-name="WW8Num2">
      <style:paragraph-properties fo:margin-left="0.4909in" fo:margin-right="0in" fo:text-indent="-0.1965in" style:auto-text-indent="false">
        <style:tab-stops>
          <style:tab-stop style:position="0in"/>
        </style:tab-stops>
      </style:paragraph-properties>
    </style:style>
    <style:style style:name="P11" style:family="paragraph" style:parent-style-name="Text_20_body" style:list-style-name="WW8Num2">
      <style:paragraph-properties fo:margin-left="0.4909in" fo:margin-right="0in" fo:margin-top="0in" fo:margin-bottom="0in" fo:text-indent="-0.1965in" style:auto-text-indent="false">
        <style:tab-stops>
          <style:tab-stop style:position="0in"/>
        </style:tab-stops>
      </style:paragraph-properties>
    </style:style>
    <style:style style:name="P12" style:family="paragraph" style:parent-style-name="Text_20_body" style:list-style-name="WW8Num3">
      <style:paragraph-properties fo:margin-left="0.4909in" fo:margin-right="0in" fo:margin-top="0in" fo:margin-bottom="0in" fo:text-indent="-0.1965in" style:auto-text-indent="false">
        <style:tab-stops>
          <style:tab-stop style:position="0in"/>
        </style:tab-stops>
      </style:paragraph-properties>
    </style:style>
    <style:style style:name="P13" style:family="paragraph" style:parent-style-name="Text_20_body" style:list-style-name="WW8Num4">
      <style:paragraph-properties fo:margin-left="0.4909in" fo:margin-right="0in" fo:margin-top="0in" fo:margin-bottom="0in" fo:text-indent="-0.1965in" style:auto-text-indent="false">
        <style:tab-stops>
          <style:tab-stop style:position="0in"/>
        </style:tab-stops>
      </style:paragraph-properties>
    </style:style>
    <style:style style:name="P14" style:family="paragraph" style:parent-style-name="Text_20_body">
      <style:paragraph-properties fo:margin-left="0in" fo:margin-right="0in" fo:text-indent="0in" style:auto-text-indent="false">
        <style:tab-stops>
          <style:tab-stop style:position="0in"/>
        </style:tab-stops>
      </style:paragraph-properties>
    </style:style>
    <style:style style:name="P15" style:family="paragraph" style:parent-style-name="Preformatted_20_Text">
      <style:paragraph-properties fo:margin-top="0in" fo:margin-bottom="0.1965in"/>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ntents_20_2">
      <style:paragraph-properties>
        <style:tab-stops>
          <style:tab-stop style:position="5.8035in" style:type="right" style:leader-style="dotted" style:leader-text="."/>
          <style:tab-stop style:position="6in" style:type="right" style:leader-style="dotted" style:leader-text="."/>
        </style:tab-stops>
      </style:paragraph-properties>
    </style:style>
    <style:style style:name="T1" style:family="text">
      <style:text-properties style:font-name="Liberation Sans"/>
    </style:style>
    <style:style style:name="T2" style:family="text">
      <style:text-properties style:font-name="Arial1" fo:font-size="9pt" fo:language="en" fo:country="US" style:font-size-asian="9pt"/>
    </style:style>
    <style:style style:name="T3"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va Code Style Guidelines</text:p>
      <text:p text:style-name="P5"/>
      <text:h text:style-name="Heading_20_1" text:outline-level="1">License</text:h>
      <text:p text:style-name="P5"/>
      <text:p text:style-name="P5">Copyright (C) 2010 <text:s/>Free and Open Source Software Learning Centre</text:p>
      <text:p text:style-name="P5">http://fosslc.org</text:p>
      <text:p text:style-name="P5"/>
      <text:p text:style-name="P5">This program is free software: you can redistribute it and/or modify</text:p>
      <text:p text:style-name="P5">it under the terms of the GNU General Public License as published by</text:p>
      <text:p text:style-name="P5">the Free Software Foundation, either version 3 of the License, or</text:p>
      <text:p text:style-name="P5">(at your option) any later version.</text:p>
      <text:p text:style-name="P5"/>
      <text:p text:style-name="P5">This program is distributed in the hope that it will be useful,</text:p>
      <text:p text:style-name="P5">but WITHOUT ANY WARRANTY; without even the implied warranty of</text:p>
      <text:p text:style-name="P5">MERCHANTABILITY or FITNESS FOR A PARTICULAR PURPOSE. <text:s/>See the</text:p>
      <text:p text:style-name="P5">GNU General Public License for more details.</text:p>
      <text:p text:style-name="P5"/>
      <text:p text:style-name="P5">You should have received a copy of the GNU General Public License</text:p>
      <text:p text:style-name="P5">along with this program. <text:s/>If not, see &lt;http://www.gnu.org/licenses/&gt;.</text:p>
      <text:p text:style-name="P1"/>
      <text:h text:style-name="Heading_20_1" text:outline-level="1">History</text:h>
      <text:p text:style-name="P1"/>
      <text:p text:style-name="P2">This document was created by Andrew Ross (<text:a xlink:type="simple" xlink:href="mailto:fosslc@gmail.com">fosslc@gmail.com</text:a>). This document was created for teaching a programming course based on Java and Eclipse. <text:s/>You are welcome to re-use and re-distribute within the terms of the license. Contributions to improve this document are most welcome.</text:p>
      <text:p text:style-name="P2"/>
      <text:p text:style-name="P2"><text:span text:style-name="T3">Students:</text:span> These guidelines should be followed for the coding assignments in order to receive full marks. Marks will be deducted according to the assignment marking scheme if this is not consistently followed.</text:p>
      <text:p text:style-name="Standard"/>
      <text:p text:style-name="Standard">These guidelines were heavily influenced from various sources – many did not have authors specified. The original sources are no longer available and some updates and modifications were made to this document and so the reference is no longer appropriate to include.</text:p>
      <text:p text:style-name="Standard"/>
      <text:p text:style-name="Standard"><text:span text:style-name="Emphasis"><text:span text:style-name="T1">"Any fool can write code that a computer can understand. Good programmers write code that humans can understand.” - </text:span></text:span>Martin Fowler, Refactoring: Improving the Design of Existing Code</text:p>
      <text:p text:style-name="Standard"/>
      <text:p text:style-name="P7"/>
      <text:p text:style-name="Standard"/>
      <text:section text:style-name="Sect2" text:name="Section1">
        <text:p text:style-name="Contents_20_Heading">Table of Contents</text:p>
      </text:section>
      <text:table-of-content text:style-name="Sect1"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5.8035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License<text:tab/>1</text:p>
          <text:p text:style-name="P16">History<text:tab/>1</text:p>
          <text:p text:style-name="P16">File names<text:tab/>3</text:p>
          <text:p text:style-name="P16">Comments<text:tab/>3</text:p>
          <text:p text:style-name="P17">Leading comments<text:tab/>3</text:p>
          <text:p text:style-name="P17">Comment complex areas<text:tab/>4</text:p>
          <text:p text:style-name="P17">Avoid unnecessary comments<text:tab/>4</text:p>
          <text:p text:style-name="P16">Class definition ordering<text:tab/>4</text:p>
          <text:p text:style-name="P16">Indentation<text:tab/>4</text:p>
          <text:p text:style-name="P16">Line wrapping<text:tab/>4</text:p>
          <text:p text:style-name="P16">Curly braces<text:tab/>5</text:p>
          <text:p text:style-name="P16">Blank space<text:tab/>5</text:p>
          <text:p text:style-name="P16">Variable casing<text:tab/>6</text:p>
        </text:index-body>
      </text:table-of-content>
      <text:section text:style-name="Sect3" text:name="Section3">
        <text:p text:style-name="Standard"/>
        <text:p text:style-name="Standard"/>
        <text:p text:style-name="Standard"/>
        <text:p text:style-name="Standard"/>
        <text:p text:style-name="P7"/>
        <text:h text:style-name="Heading_20_1" text:outline-level="1">File names</text:h>
        <text:p text:style-name="Standard"/>
        <text:p text:style-name="Standard">Source files (containing java code) should end in .java</text:p>
        <text:p text:style-name="Standard"/>
        <text:p text:style-name="Standard">File containing sql statements should end in .sql</text:p>
        <text:p text:style-name="Standard"/>
        <text:p text:style-name="Standard">If you need to provide brief instructions, please provide them in README.txt in the root directory of the project.</text:p>
        <text:p text:style-name="Standard"/>
        <text:p text:style-name="Standard"/>
        <text:h text:style-name="Heading_20_1" text:outline-level="1">Comments</text:h>
        <text:p text:style-name="Standard"/>
        <text:h text:style-name="Heading_20_2" text:outline-level="2">Leading comments</text:h>
        <text:p text:style-name="Standard"/>
        <text:p text:style-name="Standard">Class files should have a leading comment describing the following:</text:p>
        <text:p text:style-name="Preformatted_20_Text">/*</text:p>
        <text:p text:style-name="Preformatted_20_Text"><text:s/>* Classname</text:p>
        <text:p text:style-name="Preformatted_20_Text"><text:s/>* </text:p>
        <text:p text:style-name="Preformatted_20_Text"><text:s/>* Author + email</text:p>
        <text:p text:style-name="Preformatted_20_Text"><text:s/>*</text:p>
        <text:p text:style-name="Preformatted_20_Text"><text:s/>* Tag/ published version information</text:p>
        <text:p text:style-name="Preformatted_20_Text"><text:s/>*</text:p>
        <text:p text:style-name="Preformatted_20_Text"><text:s/>* Date</text:p>
        <text:p text:style-name="Preformatted_20_Text"><text:s/>* </text:p>
        <text:p text:style-name="Preformatted_20_Text"><text:s/>* Copyright notice</text:p>
        <text:p text:style-name="Preformatted_20_Text"><text:s/>*</text:p>
        <text:p text:style-name="P15"><text:s/>*/</text:p>
        <text:p text:style-name="Standard">for example:</text:p>
        <text:p text:style-name="Preformatted_20_Text">/*</text:p>
        <text:p text:style-name="Preformatted_20_Text"><text:s/>* Pet</text:p>
        <text:p text:style-name="Preformatted_20_Text"><text:s/>* </text:p>
        <text:p text:style-name="Preformatted_20_Text"><text:s/>* Author Andrew Ross &lt;<text:a xlink:type="simple" xlink:href="mailto:fosslc@gmail.com"><text:span text:style-name="Internet_20_link">fosslc@gmail.com</text:span></text:a>&gt;</text:p>
        <text:p text:style-name="Preformatted_20_Text"><text:s/>*</text:p>
        <text:p text:style-name="Preformatted_20_Text"><text:s/>* Version 1.0</text:p>
        <text:p text:style-name="Preformatted_20_Text"><text:s/>*</text:p>
        <text:p text:style-name="Preformatted_20_Text"><text:s/>* February 5, 2010</text:p>
        <text:p text:style-name="Preformatted_20_Text"><text:s/>* </text:p>
        <text:p text:style-name="Preformatted_20_Text"><text:s/>* This software is licensed under the Creative Commons </text:p>
        <text:p text:style-name="Preformatted_20_Text"><text:s/>* Share-Alike, Attribution license described here:</text:p>
        <text:p text:style-name="Preformatted_20_Text"><text:s/>* <text:a xlink:type="simple" xlink:href="http://creativecommons.org/licenses/by-sa/2.5/ca/"><text:span text:style-name="Internet_20_link"><text:span text:style-name="T2">http://creativecommons.org/licenses/by-sa/2.5/ca/</text:span></text:span></text:a></text:p>
        <text:p text:style-name="P15"><text:s/>*/</text:p>
        <text:p text:style-name="P15"/>
        <text:h text:style-name="Heading_20_2" text:outline-level="2"><text:soft-page-break/>Comment complex areas</text:h>
        <text:p text:style-name="Standard"/>
        <text:p text:style-name="Standard">Vague or tricky sections in the code should have at least a few lines describing the behaviour. It should be possible from reading the comments alone in this case to understand the logic and flow of the code.</text:p>
        <text:p text:style-name="Standard"/>
        <text:h text:style-name="Heading_20_2" text:outline-level="2">Avoid unnecessary comments</text:h>
        <text:p text:style-name="Standard"/>
        <text:p text:style-name="Standard">Obvious sections (such as a call to console.writeline(“text”)) should not be commented as this is not necessary and detracts from important comments</text:p>
        <text:p text:style-name="Standard"/>
        <text:h text:style-name="Heading_20_1" text:outline-level="1">Class definition ordering</text:h>
        <text:p text:style-name="Standard">When defining classes, please list member variables (attributes), then constructors, then destructors (if needed), then methods.</text:p>
        <text:h text:style-name="Heading_20_1" text:outline-level="1">Indentation</text:h>
        <text:p text:style-name="Standard"/>
        <text:p text:style-name="Standard">Indentation should be using 4 spaces (this is the Eclipse default). Please do not use tabs as different systems have different defaults for tab spacing and this can mess up formatting badly.</text:p>
        <text:h text:style-name="Heading_20_1" text:outline-level="1">Line wrapping</text:h>
        <text:p text:style-name="Standard"/>
        <text:p text:style-name="Text_20_body">When an expression will not fit on a single line (longer than 100 characters), break it according to these general principles: </text:p>
        <text:list xml:id="list1129406656" text:style-name="WW8Num2">
          <text:list-item>
            <text:p text:style-name="P11"><text:bookmark-start text:name="1487"/><text:bookmark-end text:name="1487"/>Break after a comma. <text:bookmark text:name="1488"/></text:p>
          </text:list-item>
          <text:list-item>
            <text:p text:style-name="P11">Break before an operator. <text:bookmark text:name="1489"/></text:p>
          </text:list-item>
          <text:list-item>
            <text:p text:style-name="P11">Prefer higher-level breaks to lower-level breaks. <text:bookmark text:name="1490"/></text:p>
          </text:list-item>
          <text:list-item>
            <text:p text:style-name="P11">Align the new line with the beginning of the expression at the same level on the previous line. <text:bookmark text:name="1571"/></text:p>
          </text:list-item>
          <text:list-item>
            <text:p text:style-name="P10">If the above rules lead to confusing code or to code that's squished up against the right margin, just indent 8 spaces instead. </text:p>
          </text:list-item>
        </text:list>
        <text:p text:style-name="P14"/>
        <text:p text:style-name="P14"/>
        <text:p text:style-name="P14"/>
        <text:p text:style-name="P14"/>
        <text:p text:style-name="P14"/>
        <text:h text:style-name="Heading_20_1" text:outline-level="1"><text:soft-page-break/>Curly braces</text:h>
        <text:p text:style-name="Standard"/>
        <text:p text:style-name="Standard">Please use the following style for curly braces around code blocks.</text:p>
        <text:p text:style-name="Standard"/>
        <text:p text:style-name="Standard">Examples:</text:p>
        <text:p text:style-name="Standard"/>
        <text:p text:style-name="Preformatted_20_Text">if (<text:span text:style-name="Emphasis">condition</text:span>) {</text:p>
        <text:p text:style-name="Preformatted_20_Text"><text:s text:c="4"/><text:span text:style-name="Emphasis">statements</text:span>;</text:p>
        <text:p text:style-name="Preformatted_20_Text">}</text:p>
        <text:p text:style-name="P15"/>
        <text:p text:style-name="P15">for (<text:span text:style-name="Emphasis">initialization</text:span>; <text:span text:style-name="Emphasis">condition</text:span>; <text:span text:style-name="Emphasis">update</text:span>) {</text:p>
        <text:p text:style-name="Preformatted_20_Text"><text:s text:c="4"/><text:span text:style-name="Emphasis">statements</text:span>;</text:p>
        <text:p text:style-name="P15">}</text:p>
        <text:p text:style-name="P15">while (<text:span text:style-name="Emphasis">condition</text:span>) {</text:p>
        <text:p text:style-name="Preformatted_20_Text"><text:s text:c="4"/><text:span text:style-name="Emphasis">statements</text:span>;</text:p>
        <text:p text:style-name="P15">}</text:p>
        <text:p text:style-name="P15">try {</text:p>
        <text:p text:style-name="Preformatted_20_Text"><text:s text:c="4"/><text:span text:style-name="Emphasis">statements</text:span>;</text:p>
        <text:p text:style-name="Preformatted_20_Text">} catch (ExceptionClass e) {</text:p>
        <text:p text:style-name="Preformatted_20_Text"><text:s text:c="4"/><text:span text:style-name="Emphasis">statements</text:span>;</text:p>
        <text:p text:style-name="Preformatted_20_Text">} finally {</text:p>
        <text:p text:style-name="Preformatted_20_Text"><text:s text:c="4"/><text:span text:style-name="Emphasis">statements;</text:span></text:p>
        <text:p text:style-name="Preformatted_20_Text">}</text:p>
        <text:p text:style-name="P15"/>
        <text:h text:style-name="Heading_20_1" text:outline-level="1">Blank space</text:h>
        <text:p text:style-name="Text_20_body"/>
        <text:p text:style-name="Text_20_body">Two blank lines should always be used in the following circumstances: </text:p>
        <text:list xml:id="list923911169" text:style-name="WW8Num3">
          <text:list-item>
            <text:p text:style-name="P12"><text:bookmark-start text:name="477"/><text:bookmark-end text:name="477"/>Between sections of a source file <text:bookmark text:name="479"/></text:p>
          </text:list-item>
          <text:list-item>
            <text:p text:style-name="P8">Between class and interface definitions </text:p>
          </text:list-item>
        </text:list>
        <text:p text:style-name="Standard"/>
        <text:p text:style-name="Text_20_body">One blank line should always be used in the following circumstances: </text:p>
        <text:list xml:id="list903115220" text:style-name="WW8Num4">
          <text:list-item>
            <text:p text:style-name="P13"><text:bookmark-start text:name="485"/><text:bookmark-end text:name="485"/>Between methods <text:bookmark text:name="486"/></text:p>
          </text:list-item>
          <text:list-item>
            <text:p text:style-name="P13">Between the local variables in a method and its first statement <text:bookmark text:name="592"/></text:p>
          </text:list-item>
          <text:list-item>
            <text:p text:style-name="P13">Before a block or single-line comment <text:bookmark text:name="609"/></text:p>
          </text:list-item>
          <text:list-item>
            <text:p text:style-name="P9">Between logical sections inside a method to improve readability </text:p>
          </text:list-item>
        </text:list>
        <text:p text:style-name="Standard"/>
        <text:h text:style-name="Heading_20_1" text:outline-level="1"><text:soft-page-break/>Variable casing</text:h>
        <text:p text:style-name="Standard"/>
        <text:p text:style-name="Standard">Use strictly lower case names for Package names. Try to keep package names short (&lt;=8 characters.</text:p>
        <text:p text:style-name="Standard"/>
        <text:p text:style-name="Standard">Use PascalCasing for Class <text:s/>names.</text:p>
        <text:p text:style-name="Standard">Constants should be named using PascalCasing</text:p>
        <text:p text:style-name="Standard"/>
        <text:p text:style-name="Standard">Variable names and methods should be named using camelNotation</text:p>
        <text:p text:style-name="P3"/>
        <text:p text:style-name="Standard">Variable names should always be descriptive to the information they contain and not the variable type. E.g. firstName, rather than strFN</text:p>
        <text:p text:style-name="Standard"/>
        <text:p text:style-name="P4"><text:s/></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ejaVu Sans Mono" svg:font-family="'DejaVu Sans Mono'" style:font-family-generic="modern"/>
    <style:font-face style:name="Arial Black" svg:font-family="'Arial Black'" style:font-family-generic="roman"/>
    <style:font-face style:name="Arial1" svg:font-family="Arial" style:font-family-generic="swiss"/>
    <style:font-face style:name="DejaVu Sans" svg:font-family="'DejaVu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1"/>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creation-date>2010-11-06T14:56:52</meta:creation-date>
    <meta:editing-cycles>1</meta:editing-cycles>
    <meta:editing-duration>P0D</meta:editing-duration>
    <meta:generator>OpenOffice.org/3.3$Unix OpenOffice.org_project/330m9$Build-9529</meta:generator>
    <meta:document-statistic meta:table-count="0" meta:image-count="0" meta:object-count="0" meta:page-count="6" meta:paragraph-count="116" meta:word-count="789" meta:character-count="4902"/>
  </office:meta>
</office:document-meta>
</file>